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9" style:family="paragraph" style:parent-style-name="List_20_Paragraph" style:list-style-name="WWNum2">
      <style:paragraph-properties fo:text-align="justify" style:justify-single-word="false"/>
    </style:style>
    <style:style style:name="P10" style:family="paragraph" style:parent-style-name="List_20_Paragraph" style:list-style-name="WWNum1">
      <style:paragraph-properties fo:text-align="justify" style:justify-single-word="false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3" style:family="text"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fo:font-size="16pt" style:font-size-asian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6">Обложка</text:span></text:h>
      <text:h text:style-name="P11" text:outline-level="1"><text:bookmark-start text:name="_Toc303163574"/><text:span text:style-name="T6">Постановка задачи</text:span><text:bookmark-end text:name="_Toc303163574"/></text:h>
      <text:p text:style-name="P8"><text:span text:style-name="T4">В рамках данной лабораторной работы требуется ознакомиться со средствами написания программ на языке </text:span><text:span text:style-name="T5">OpenCL</text:span><text:span text:style-name="T4">, написать и отладить примитивную программу-пример, содержащую базовые принципы программирования графических процессоров с использованием параллельных вычислений.</text:span></text:p>
      <text:p text:style-name="P1"><text:span text:style-name="T4">К выполнению поставленной задачи предъявляются следующие требования:</text:span></text:p>
      <text:list xml:id="list1770513290" text:style-name="WWNum1">
        <text:list-item>
          <text:p text:style-name="P10"><text:span text:style-name="T4">Программа должна выполняться параллельно</text:span></text:p>
        </text:list-item>
        <text:list-item>
          <text:p text:style-name="P10"><text:span text:style-name="T4">Программа должна распределять память</text:span></text:p>
        </text:list-item>
        <text:list-item>
          <text:p text:style-name="P10"><text:span text:style-name="T4">Программа должна использовать векторные операции</text:span></text:p>
        </text:list-item>
      </text:list>
      <text:h text:style-name="Heading_20_1" text:outline-level="1"><text:bookmark text:name="__RefHeading__35239_788447693"/><text:bookmark-start text:name="_Toc303163575"/><text:span text:style-name="T6">Описание</text:span><text:bookmark-end text:name="__RefHeading__35239_788447693"/><text:bookmark-end text:name="_Toc303163575"/></text:h>
      <text:p text:style-name="P1"><text:span text:style-name="T4">Для решения поставленной задачи программа:</text:span></text:p>
      <text:list xml:id="list214369615" text:style-name="WWNum2">
        <text:list-item>
          <text:p text:style-name="P9"><text:span text:style-name="T4">Определяет наличие необходимого устройства (видеокарты);</text:span></text:p>
        </text:list-item>
        <text:list-item>
          <text:p text:style-name="P9"><text:span text:style-name="T4">Выделяет необходимое количество памяти с помощью команды </text:span><text:span text:style-name="T5">cudaMalloc</text:span><text:span text:style-name="T4">;</text:span></text:p>
        </text:list-item>
        <text:list-item>
          <text:p text:style-name="P9"><text:span text:style-name="T4">Определяет размерность блоков;</text:span></text:p>
        </text:list-item>
        <text:list-item>
          <text:p text:style-name="P9"><text:span text:style-name="T4">Определяет число необходимых блоков;</text:span></text:p>
        </text:list-item>
        <text:list-item>
          <text:p text:style-name="P9"><text:span text:style-name="T4">Запускает ядро, передавая ему число блоков и число нитей в каждом блоке;</text:span></text:p>
        </text:list-item>
        <text:list-item>
          <text:p text:style-name="P9"><text:span text:style-name="T4">В рамках ядра производит необходимые вычисления параллельно;</text:span></text:p>
        </text:list-item>
        <text:list-item>
          <text:p text:style-name="P9"><text:span text:style-name="T4">Копирует результаты работы программы из памяти видеокарты (</text:span><text:span text:style-name="T5">cudaMemset</text:span><text:span text:style-name="T4">);</text:span></text:p>
        </text:list-item>
        <text:list-item>
          <text:p text:style-name="P9"><text:span text:style-name="T4">Высвобождает память видеокарты;</text:span></text:p>
        </text:list-item>
        <text:list-item>
          <text:p text:style-name="P9"><text:span text:style-name="T4">Выводит на экран результаты работы программы; </text:span></text:p>
        </text:list-item>
      </text:list>
      <text:h text:style-name="P11" text:outline-level="1">Код программы на языке <text:span text:style-name="T1">Python</text:span></text:h>
      <text:h text:style-name="Heading_20_2" text:outline-level="2">0. Инициализация:</text:h>
      <text:p text:style-name="P4"><text:span text:style-name="T2">#! /usr/bin/env python</text:span></text:p>
      <text:p text:style-name="P4"><text:span text:style-name="T2"># -*- coding: utf-8 -*-</text:span></text:p>
      <text:p text:style-name="P5"/>
      <text:p text:style-name="P5">import pyopencl as cl</text:p>
      <text:p text:style-name="P5">import pyopencl.array as cl_array</text:p>
      <text:p text:style-name="P5">import numpy as np</text:p>
      <text:p text:style-name="P5">import numpy.linalg as la</text:p>
      <text:p text:style-name="P5"/>
      <text:p text:style-name="P5">platform = cl.get_platforms()[0]</text:p>
      <text:p text:style-name="P5">devices = platform.get_devices(device_type=my_type)</text:p>
      <text:p text:style-name="P5">ctx = cl.Context(devices = devices)</text:p>
      <text:h text:style-name="Heading_20_2" text:outline-level="2">1. OpenCL __kernel:</text:h>
      <text:p text:style-name="P5">code = """</text:p>
      <text:p text:style-name="P5">__kernel void</text:p>
      <text:p text:style-name="P5">sum(__global const float *a,</text:p>
      <text:p text:style-name="P5"><text:s text:c="4"/>__global const float *b,</text:p>
      <text:p text:style-name="P5"><text:s text:c="4"/>__global float *c)</text:p>
      <text:p text:style-name="P5">{</text:p>
      <text:p text:style-name="P5"><text:s text:c="2"/>int gid = get_global_id(0);</text:p>
      <text:p text:style-name="P5"><text:s text:c="2"/>c[gid] = a[gid] + b[gid];</text:p>
      <text:p text:style-name="P5">}</text:p>
      <text:p text:style-name="P5">"""</text:p>
      <text:h text:style-name="Heading_20_2" text:outline-level="2">2. Функция main:</text:h>
      <text:p text:style-name="P5">def main():</text:p>
      <text:p text:style-name="P5"><text:tab/>global prg, code</text:p>
      <text:p text:style-name="P5"><text:tab/># initialize_CL</text:p>
      <text:p text:style-name="P5"><text:tab/>ctx = cl_init()</text:p>
      <text:p text:style-name="P5"><text:tab/>cp = cl.command_queue_properties</text:p>
      <text:p text:style-name="P5"><text:tab/>queue = cl.CommandQueue(ctx, properties=cp.PROFILING_ENABLE)</text:p>
      <text:p text:style-name="P5"><text:tab/>prg = cl.Program(ctx, code).build()</text:p>
      <text:p text:style-name="P5"></text:p>
      <text:p text:style-name="P5"><text:tab/># generate long random vectors</text:p>
      <text:p text:style-name="P5"><text:tab/>size = 100500*16</text:p>
      <text:p text:style-name="P5"><text:tab/>a = np.random.rand(size).astype(np.float32)</text:p>
      <text:p text:style-name="P5"><text:tab/>b = np.random.rand(size).astype(np.float32)</text:p>
      <text:p text:style-name="P5"><text:tab/>a_plus_b = np.empty_like(a)</text:p>
      <text:p text:style-name="P5"><text:tab/></text:p>
      <text:p text:style-name="P5"><text:tab/># create buffers</text:p>
      <text:p text:style-name="P5"><text:tab/>mf = cl.mem_flags</text:p>
      <text:p text:style-name="P5"><text:tab/>a_buf = cl.Buffer(ctx, mf.READ_ONLY | mf.COPY_HOST_PTR, hostbuf=a)</text:p>
      <text:p text:style-name="P5"><text:tab/>b_buf = cl.Buffer(ctx, mf.READ_ONLY | mf.COPY_HOST_PTR, hostbuf=b)</text:p>
      <text:p text:style-name="P5"><text:tab/>dest_buf = cl.Buffer(ctx, mf.WRITE_ONLY, b.nbytes)</text:p>
      <text:p text:style-name="P5"><text:tab/></text:p>
      <text:p text:style-name="P5"><text:tab/># call OpenCL kernel</text:p>
      <text:p text:style-name="P5"><text:tab/>exec_evt = prg.sum(queue, a.shape, (16,), a_buf, b_buf, dest_buf).wait()</text:p>
      <text:p text:style-name="P5"></text:p>
      <text:p text:style-name="P5"><text:tab/>elapsed = 1e-9*(exec_evt.profile.end - exec_evt.profile.start)</text:p>
      <text:p text:style-name="P5"><text:tab/>print("Execution time of test: %g second" % elapsed)</text:p>
      <text:p text:style-name="P5"></text:p>
      <text:p text:style-name="P5"><text:tab/>cl.enqueue_copy(queue, a_plus_b, dest_buf)</text:p>
      <text:p text:style-name="P5"></text:p>
      <text:p text:style-name="P5"><text:tab/># compare result with native numpy</text:p>
      <text:p text:style-name="P5"><text:tab/>print('error = ' + str(la.norm(a_plus_b - (a+b))))</text:p>
      <text:p text:style-name="P4"><text:span text:style-name="T2"><text:tab/></text:span></text:p>
      <text:h text:style-name="Heading_20_1" text:outline-level="1"><text:soft-page-break/>Протокол</text:h>
      <text:h text:style-name="Heading_20_2" text:outline-level="2"><text:span text:style-name="T2">oleg@spetz:~/CL/lab1$ python lab1.py </text:span></text:h>
      <text:p text:style-name="Text_20_body"><text:span text:style-name="T2">===============================================================</text:span></text:p>
      <text:p text:style-name="Text_20_body"><text:span text:style-name="T2">Platform name: AMD Accelerated Parallel Processing</text:span></text:p>
      <text:p text:style-name="Text_20_body"><text:span text:style-name="T2">Platform vendor: Advanced Micro Devices, Inc.</text:span></text:p>
      <text:p text:style-name="Text_20_body"><text:span text:style-name="T2">Platform version: OpenCL 1.1 AMD-APP-SDK-v2.5 (684.213)</text:span></text:p>
      <text:p text:style-name="Text_20_body"><text:span text:style-name="T2">---------------------------------------------------------------</text:span></text:p>
      <text:p text:style-name="Text_20_body"><text:span text:style-name="T2">Device name: Redwood</text:span></text:p>
      <text:p text:style-name="Text_20_body"><text:span text:style-name="T2">Device type: GPU</text:span></text:p>
      <text:p text:style-name="Text_20_body"><text:span text:style-name="T2">Local memory: 32 KB</text:span></text:p>
      <text:p text:style-name="Text_20_body"><text:span text:style-name="T2">Device memory: 512 MB</text:span></text:p>
      <text:p text:style-name="Text_20_body"><text:span text:style-name="T2">Device max clock speed:550 MHz</text:span></text:p>
      <text:p text:style-name="Text_20_body"><text:span text:style-name="T2">Device compute units:5</text:span></text:p>
      <text:p text:style-name="Text_20_body"><text:span text:style-name="T2">...Calcuate 16*100500 elem's vector</text:span></text:p>
      <text:p text:style-name="Text_20_body"><text:span text:style-name="T2">Execution time of test: 0.00916 second</text:span></text:p>
      <text:p text:style-name="Text_20_body"><text:span text:style-name="T2">error = 0.0</text:span></text:p>
      <text:p text:style-name="Text_20_body"><text:span text:style-name="T2">Testing:</text:span></text:p>
      <text:p text:style-name="Text_20_body"><text:span text:style-name="T2">[ 0.69946361 <text:s/>0.60991549 <text:s/>0.7140013 ]</text:span></text:p>
      <text:p text:style-name="Text_20_body"><text:span text:style-name="T2">+</text:span></text:p>
      <text:p text:style-name="Text_20_body"><text:span text:style-name="T2">[ 0.91292948 <text:s/>0.42999229 <text:s/>0.66046846]</text:span></text:p>
      <text:p text:style-name="Text_20_body"><text:span text:style-name="T2">=</text:span></text:p>
      <text:p text:style-name="Text_20_body"><text:span text:style-name="T2">[ 1.61239314 <text:s/>1.03990781 <text:s/>1.37446976]</text:span></text:p>
      <text:h text:style-name="Heading_20_1" text:outline-level="1">Вывод</text:h>
      <text:p text:style-name="P7">Алгоритм <text:span text:style-name="T1">LU</text:span> разложения позволяет эффективно находить решения СЛАУ, а также вычислять обратную матрицу и детерминант. Алгоритм особенно полезен в случае, когда <text:s/>необходимо найти решение нескольких СЛАУ с одинаковыми коэффициентами, и различными свободными членами. LUP-разложение используется для вычисления обратной матрицы по компактной схеме, решая СЛАУ. По сравнению с алгоритмом LU-разложения алгоритм LUP-разложения может обрабатывать любые невырожденные матрицы и при этом обладает более высокой численной устойчивостью.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18T18:25:20</dc:date>
    <dc:creator>Oleg Baskakov</dc:creator>
    <meta:editing-duration>PT58M59S</meta:editing-duration>
    <meta:editing-cycles>4</meta:editing-cycles>
    <meta:generator>LibreOffice/3.4$Unix LibreOffice_project/340m1$Build-402</meta:generator>
    <meta:document-statistic meta:table-count="0" meta:image-count="0" meta:object-count="0" meta:page-count="4" meta:paragraph-count="96" meta:word-count="446" meta:character-count="3694" meta:non-whitespace-character-count="3238"/>
  </office:meta>
</office:document-meta>
</file>